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Segoe UI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24pt" officeooo:rsid="000ae474" officeooo:paragraph-rsid="000ae474" style:font-size-asian="24pt" style:font-size-complex="24pt"/>
    </style:style>
    <style:style style:name="P2" style:family="paragraph" style:parent-style-name="Standard">
      <style:text-properties style:use-window-font-color="true" style:font-name="Liberation Mono" fo:font-size="12pt" officeooo:paragraph-rsid="0013a313"/>
    </style:style>
    <style:style style:name="P3" style:family="paragraph" style:parent-style-name="Standard">
      <style:paragraph-properties fo:line-height="150%"/>
      <style:text-properties style:use-window-font-color="true" style:font-name="Liberation Mono" fo:font-size="12pt" officeooo:rsid="0013a313" officeooo:paragraph-rsid="0013a313"/>
    </style:style>
    <style:style style:name="P4" style:family="paragraph" style:parent-style-name="Standard">
      <style:paragraph-properties fo:line-height="150%"/>
      <style:text-properties style:use-window-font-color="true" style:font-name="Liberation Mono" fo:font-size="12pt" officeooo:paragraph-rsid="0013a313"/>
    </style:style>
    <style:style style:name="P5" style:family="paragraph" style:parent-style-name="Standard">
      <style:paragraph-properties fo:line-height="150%" style:writing-mode="page"/>
      <style:text-properties officeooo:rsid="000ae474" officeooo:paragraph-rsid="000ae474"/>
    </style:style>
    <style:style style:name="P6" style:family="paragraph" style:parent-style-name="Standard">
      <style:paragraph-properties fo:line-height="150%" fo:text-align="justify" style:justify-single-word="false" style:writing-mode="page"/>
      <style:text-properties officeooo:rsid="000ae474" officeooo:paragraph-rsid="000ae474"/>
    </style:style>
    <style:style style:name="P7" style:family="paragraph" style:parent-style-name="Standard">
      <style:paragraph-properties fo:line-height="150%" style:writing-mode="page"/>
      <style:text-properties fo:font-size="14pt" fo:font-weight="bold" officeooo:rsid="000e17ef" officeooo:paragraph-rsid="000e17e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 style:writing-mode="page"/>
      <style:text-properties fo:font-size="14pt" fo:font-weight="bold" officeooo:rsid="000ae474" officeooo:paragraph-rsid="000ae474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 style:writing-mode="page"/>
      <style:text-properties officeooo:rsid="000c3d4a" officeooo:paragraph-rsid="000c3d4a"/>
    </style:style>
    <style:style style:name="P10" style:family="paragraph" style:parent-style-name="Standard">
      <style:paragraph-properties fo:line-height="150%" fo:text-align="justify" style:justify-single-word="false" style:writing-mode="page"/>
      <style:text-properties officeooo:rsid="000b4fe4" officeooo:paragraph-rsid="000b4fe4"/>
    </style:style>
    <style:style style:name="P11" style:family="paragraph" style:parent-style-name="Standard">
      <style:paragraph-properties fo:line-height="150%" fo:text-align="justify" style:justify-single-word="false" style:writing-mode="page"/>
      <style:text-properties officeooo:rsid="000b4fe4" officeooo:paragraph-rsid="000c3d4a"/>
    </style:style>
    <style:style style:name="P12" style:family="paragraph" style:parent-style-name="Standard">
      <style:paragraph-properties fo:line-height="150%" fo:text-align="justify" style:justify-single-word="false" style:writing-mode="page"/>
      <style:text-properties officeooo:rsid="000d3624" officeooo:paragraph-rsid="000d3624"/>
    </style:style>
    <style:style style:name="P13" style:family="paragraph" style:parent-style-name="Standard">
      <style:paragraph-properties fo:line-height="150%" fo:text-align="justify" style:justify-single-word="false" style:writing-mode="page"/>
      <style:text-properties officeooo:rsid="000d3624" officeooo:paragraph-rsid="000e17ef"/>
    </style:style>
    <style:style style:name="P14" style:family="paragraph" style:parent-style-name="Standard">
      <style:paragraph-properties fo:line-height="150%" fo:text-align="justify" style:justify-single-word="false" style:writing-mode="page"/>
      <style:text-properties officeooo:rsid="000d3624" officeooo:paragraph-rsid="000f12a9"/>
    </style:style>
    <style:style style:name="T1" style:family="text">
      <style:text-properties officeooo:rsid="000b4fe4"/>
    </style:style>
    <style:style style:name="T2" style:family="text">
      <style:text-properties officeooo:rsid="000c3d4a"/>
    </style:style>
    <style:style style:name="T3" style:family="text">
      <style:text-properties officeooo:rsid="000e17ef"/>
    </style:style>
    <style:style style:name="T4" style:family="text">
      <style:text-properties officeooo:rsid="000f12a9"/>
    </style:style>
    <style:style style:name="T5" style:family="text">
      <style:text-properties officeooo:rsid="00102957"/>
    </style:style>
    <style:style style:name="T6" style:family="text">
      <style:text-properties officeooo:rsid="0012112e"/>
    </style:style>
    <style:style style:name="T7" style:family="text">
      <style:text-properties fo:font-variant="normal" fo:text-transform="none" fo:color="#dddddd" style:font-name="Helvetica Neue" fo:letter-spacing="normal" fo:font-style="normal" fo:font-weight="normal"/>
    </style:style>
    <style:style style:name="T8" style:family="text">
      <style:text-properties fo:font-variant="normal" fo:text-transform="none" fo:color="#dddddd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officeooo:rsid="0013a313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<text:span text:style-name="T3">Trabalho Prático 2017/2018</text:span></text:p>
      <text:p text:style-name="P2"><text:span text:style-name="T10"/></text:p>
      <text:p text:style-name="P4"><text:span text:style-name="T10">Jorge Martins- </text:span><text:span text:style-name="T9">2015199193</text:span></text:p>
      <text:p text:style-name="P3"><text:span text:style-name="T9">José Basto- 2015229241</text:span></text:p>
      <text:p text:style-name="P5"/>
      <text:p text:style-name="P7">Introdução:</text:p>
      <text:p text:style-name="P5"/>
      <text:p text:style-name="P6"><text:tab/>O trabalho prático realizado para a cadeira de Sistemas Operativos consiste na implementação um simulador das urgências de um hospital na linguagem de programação C. Este simulador será capaz de representar os processos de triagem e de atendimento que decorrem no hospital, utlizando mecanismos de gestão de processos, threads, comunicação e sincronização em Linux.</text:p>
      <text:p text:style-name="P6"/>
      <text:p text:style-name="P8">Funcionamento:</text:p>
      <text:p text:style-name="P6"/>
      <text:p text:style-name="P6"><text:tab/>No inicio do trabalho prático é ligo o ficheiro config.txt e carregado para o sistema a informação necessaria para arrancar o programa, ou seja o numero de processos doutor, o numero de threads de triagem, a duração dos turnos dos processos doutores e o numero maximo de pessoas na fila de mensagens, utilizando a função le_config() colocando toda a informação numa estrutura Config.</text:p>
      <text:p text:style-name="P6"><text:tab/>Em seguida é criado o named pipe, pela função cria_pipe(), é criado a Message queue, pela função cria_mq(), <text:span text:style-name="T1">é criado a fila de espera usando uma lista ligado</text:span>, <text:span text:style-name="T1">cria_fila(),</text:span> é criado a memoría partilhada, <text:span text:style-name="T1">criar_memoria_partilhada(), são criados todos os mecanismismos de sincronização, ou seja, os semaforos doutorFim, Triagem, Atendimento, o phtread_mutex_t mutexListaLigada, e o phtread_mutex_t mutex Depois são criados os processos doutor e as threads necessarias ao funcionamento.</text:span></text:p>
      <text:p text:style-name="P9"><text:tab/>Os processos filhos doutores receberão uma função para fazer o respetivo atendimento.</text:p>
      <text:p text:style-name="P10"><text:tab/>Para alem das threads de triagem, serão criadas duas threads adicionais nas duas primeiras posições do array de threads, na posição 0, está a thread para ler a informação enviada para o named_pipe. Na posição 1 está uma thread responsável pela criação de novos processos doutores <text:span text:style-name="T2">n</text:span>o final do seu <text:span text:style-name="T2">respetivo </text:span>turno. <text:span text:style-name="T2">As restantes posições vão conter threads de triagem.</text:span></text:p>
      <text:p text:style-name="P11"><text:tab/><text:span text:style-name="T2">Ao criar as threads, elas recebem uma função worker para executarem. A thread na posição 0, está responsável por estar à escuta de informação vinda pelo named_pipe. Afinção worker chama-se </text:span><text:soft-page-break/><text:span text:style-name="T2">le_pipe(). Esta função está responsável por por abrir o named_pipe, ler a informação e coloca num buffer, que é um array de chars. Esta informação pode ser de 3 tipos, “nome tempo_triagem tempo_atendimento prioridade” se estiver a ser tratado um uníco paciente, pode receber um grupo de pessoas, “numero_pessoas empo_triagem tempo_atendimento prioridade”, ou pode ser um comando especial para alterar o numero de threads, “TRIAGE=numero”. Para tratar esta informação é usada a função strtok() para separar os vários campos e colocados numa estrutura paciente caso não seja o comando para alterar as threads de triagem. Para distingir os grupos das pessoas sozinhas, utlizando a função isalpha() numa condição if, vemos que ou são pacientes sozinhos ou o comando “TRIAGE”.</text:span></text:p>
      <text:p text:style-name="P12">Em seguida se o token for igual à palavra “TRIAGE”, é guardado na variável nova_threads o valor e depois se o numero for maior do que o numero de theads que está na config, é feito um realoc a ao array de threads para aumentar o tamanho e criado mais threads nessas posiçoes. Se não é feito um realloc para diminuir o tamanho e é cancelado as threads necessárias.</text:p>
      <text:p text:style-name="P12">Se o token não for igual à palavra “TRIAGE” serão colocados numa estrututa paciente os dados do paciente e inseridos na lista ligada. A diferença dos grupos é que o nome das pessoas será “grupo” mais o numero de chegada, e é utilizado um ciclo for para inserir o numero de pessoa desse grupo. Em seguida será feito um sem_post para o semaforo Triagem que se emcontra a 0, e iniciará a função worker das threads de triagem, chamada triagem().</text:p>
      <text:p text:style-name="P13"><text:tab/><text:span text:style-name="T3">Esta função está a espera parada com um semaforo e só começa a trabalhar quando no final da função le_pipe() faz um post. Esta função vai ao segundo nó da lista ligada, porque o primeiro é sempre <text:s/>o cabeçalho <text:s/>e copia a informação que esta na estrutura paciente para a estrututa da message queue Mymsd, escreve na memoria partilhada as estatisticas da trriagem e manda para a message queue. Depois de mandar elimina o nó que tem esse paciente, sem perder a informação do resto dos pacientes.</text:span></text:p>
      <text:p text:style-name="P13"><text:span text:style-name="T3">Em seguida chama a função ver_MQ() que verifica os paciente que estão na message queue, se estiver mais de 80% do maximo da fila cria um doutor extra. Depois faz um post para <text:s/>função trabalha_doc() <text:s/>que é responsável pelo atendimento.</text:span></text:p>
      <text:p text:style-name="P14"><text:span text:style-name="T3"><text:tab/>A função trabalha_doc() recebe as mensagens da message queue e verifica o numero de pessoas que lá estão se for menos de 80% do maximo da fila liberta o doutor extra. Em seguida faz o atendimento, se o tempo de atendimento do paciente for maior que o tempo do turno o doutro tem que esperar que o paciente acabe a consulta, se não no final do turno sai o doutor. É escrito na memoria partilhada as estatisticas da consulta e é feito em post para o a função substutuiDoutor().</text:span></text:p>
      <text:p text:style-name="P14"><text:span text:style-name="T3"><text:tab/>Esta função é a worker as thread que está na posição 1 no array de threads e é responsavel por criar novos processos doutores quando o turno deles acaba, ou seja sempre que um doutor acaba o turno ele sustitui o seu id por -1 no array de pid que está na memoria partilhada. Assim esta thread </text:span><text:soft-page-break/><text:span text:style-name="T3">deteta esse evento e cria nessa posição outro processo doutor <text:s/>e passa-lhe a função trabalha_doc() para poder atender pacientes. <text:s/></text:span></text:p>
      <text:p text:style-name="P12"><text:tab/><text:span text:style-name="T4">O programa ao receber um sinal SIGINT vai chamar a função termina() que por sua vez chama a função cleanup() que é responsavel por esperar o final do processos e acabar esses processos, terminar todas as threads, apagar a message queue, destruir todos os semáforos e mutexs, destruir a zona de memoria partilhada, fechar o pipe, libertar os arrays das threads e destruir a lista ligada da fila de espera. </text:span></text:p>
      <text:p text:style-name="P12"><text:tab/><text:span text:style-name="T5">Após a receção de um sinal SIGUSR1 é chamada a função print_stats() que vai mostrar no ecrâ todas a estatisticas até ao momento. </text:span></text:p>
      <text:p text:style-name="P12"><text:tab/><text:span text:style-name="T6">Para Mandar um paciente tem que abrir outro terminal na diretoria do programa e escrever no terminal “echo “nome tempo_triagem tempo_atendimento prioridade”&gt;input_pipe”. </text:span></text:p>
      <text:p text:style-name="P12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Segoe UI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1:28:24.591288080</meta:creation-date>
    <dc:date>2017-12-10T16:12:39.249895317</dc:date>
    <meta:editing-duration>PT19M36S</meta:editing-duration>
    <meta:editing-cycles>3</meta:editing-cycles>
    <meta:generator>LibreOffice/5.4.3.2$Linux_X86_64 LibreOffice_project/40m0$Build-2</meta:generator>
    <meta:document-statistic meta:table-count="0" meta:image-count="0" meta:object-count="0" meta:page-count="3" meta:paragraph-count="21" meta:word-count="974" meta:character-count="5891" meta:non-whitespace-character-count="4914"/>
  </office:meta>
</office:document-meta>
</file>